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7.9in" table:align="margins"/>
    </style:style>
    <style:style style:name="Table2.A" style:family="table-column">
      <style:table-column-properties style:column-width="3.95in" style:rel-column-width="32767*"/>
    </style:style>
    <style:style style:name="Table2.B" style:family="table-column">
      <style:table-column-properties style:column-width="3.9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8" style:family="paragraph" style:parent-style-name="Standard">
      <style:paragraph-properties fo:padding="0.0291in" fo:border-left="none" fo:border-right="none" fo:border-top="none" fo:border-bottom="0.0008in solid #000000" style:join-border="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list-style-name="L1"/>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2"/>
    <style:style style:name="P14" style:family="paragraph" style:parent-style-name="Standard">
      <style:text-properties fo:font-weight="bold" style:font-weight-asian="bold" style:font-weight-complex="bold"/>
    </style:style>
    <style:style style:name="P15" style:family="paragraph" style:parent-style-name="Standard" style:list-style-name="L3"/>
    <style:style style:name="P16" style:family="paragraph" style:parent-style-name="Standard">
      <style:paragraph-properties fo:break-before="page"/>
      <style:text-properties fo:font-weight="bold" style:font-weight-asian="bold" style:font-weight-complex="bold"/>
    </style:style>
    <style:style style:name="P17" style:family="paragraph" style:parent-style-name="Standard">
      <style:paragraph-properties fo:padding="0.0291in" fo:border-left="none" fo:border-right="none" fo:border-top="none" fo:border-bottom="0.0008in solid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ekoin API Specification</text:p>
      <text:p text:style-name="P2"/>
      <text:p text:style-name="P7"/>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7"/>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3">] </text:span><text:span text:style-name="T4">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5">Result: 5</text:p>
      <text:p text:style-name="Standard"/>
      <text:p text:style-name="P7"/>
      <text:p text:style-name="Standard"/>
      <text:p text:style-name="P4">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balance for the provided public key as whole numbers with no formatting. <text:span text:style-name="T2">Example:</text:span> 1, 55, or 9999</text:p>
      <text:p text:style-name="Standard">If the key does not exist, then 0 will be returned.</text:p>
      <text:p text:style-name="P8">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9">Action</text:p>
      <text:p text:style-name="Standard">pk_history</text:p>
      <text:p text:style-name="Standard"/>
      <text:p text:style-name="P1">Parameters</text:p>
      <text:list xml:id="list1220681298081573988" text:style-name="L1">
        <text:list-item>
          <text:p text:style-name="P10">Timekoin Public Key in POST Data field named <text:span text:style-name="T1">public_key</text:span><text:span text:style-name="T3"> in Base64 Encoded Format</text:span></text:p>
        </text:list-item>
        <text:list-item>
          <text:p text:style-name="P10"><text:span text:style-name="T3">How many transactions from the transactions history to retrieve in POST Data field named </text:span><text:span text:style-name="T1">last</text:span><text:span text:style-name="T3"> in whole Integer Format with a Maximum value of 100 and minimum value of 1. Any values higher or lower than the range will be considered just 1</text:span></text:p>
        </text:list-item>
        <text:list-item>
          <text:p text:style-name="P10"><text:span text:style-name="T3">Retrieve transactions </text:span><text:span text:style-name="T5">sent to</text:span><text:span text:style-name="T3"> the public key is specified by using the POST Data field with the name </text:span><text:span text:style-name="T1">sent_to</text:span><text:span text:style-name="T3"> set to a value of 1 (or TRUE)</text:span></text:p>
        </text:list-item>
        <text:list-item>
          <text:p text:style-name="P10"><text:span text:style-name="T3">Retrieve transactions </text:span><text:span text:style-name="T5">sent from</text:span><text:span text:style-name="T3"> the public key is specified by using the POST Data field with the name </text:span><text:span text:style-name="T1">sent_from</text:span><text:span text:style-name="T3"> set to a value of 1 (or TRUE)</text:span></text:p>
          <text:p text:style-name="P11"/>
        </text:list-item>
      </text:list>
      <text:p text:style-name="P1">Description</text:p>
      <text:p text:style-name="Standard">Returns the transaction history of a public key in the following format.</text:p>
      <text:p text:style-name="Standard"><text:span text:style-name="T3">If neither field of </text:span><text:span text:style-name="T1">sent_to</text:span><text:span text:style-name="T3"> or </text:span><text:span text:style-name="T1">sent_from</text:span><text:span text:style-name="T3"> is set, the action will fail and return 0 (or FALSE)</text:span></text:p>
      <text:p text:style-name="Standard"><text:span text:style-name="T3">Only one transaction direction per query can be done. You can not mix </text:span><text:span text:style-name="T1">sent_to</text:span><text:span text:style-name="T3"> and </text:span><text:span text:style-name="T1">sent_from</text:span><text:span text:style-name="T3"> at the same time.</text:span></text:p>
      <text:p text:style-name="P6">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P8"><text:line-break/><text:line-break/></text:p>
      <text:p text:style-name="P1">Action</text:p>
      <text:p text:style-name="Standard">pk_valid</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P9">Action</text:p>
      <text:p text:style-name="Standard">pk_recv</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a total of *all* the Timekoins ever received by the provided public key.</text:p>
      <text:p text:style-name="Standard"/>
      <text:p text:style-name="Standard"/>
      <text:p text:style-name="Standard"/>
      <text:p text:style-name="Standard"/>
      <text:p text:style-name="P7"/>
      <text:p text:style-name="Standard"/>
      <text:p text:style-name="P4">Transaction Functions</text:p>
      <text:p text:style-name="P1">Action</text:p>
      <text:p text:style-name="Standard">send_tk</text:p>
      <text:p text:style-name="Standard"/>
      <text:p text:style-name="P1">Parameters</text:p>
      <text:list xml:id="list4855529836619731233" text:style-name="L2">
        <text:list-item>
          <text:p text:style-name="P13">Timestamp in POST Data field named <text:span text:style-name="T1">timestamp</text:span> in whole Integer Unix Time Format</text:p>
        </text:list-item>
        <text:list-item>
          <text:p text:style-name="P13">Public Key in POST Data field named <text:span text:style-name="T1">public_key</text:span><text:span text:style-name="T3"> in Base64 Encoded Format</text:span></text:p>
        </text:list-item>
        <text:list-item>
          <text:p text:style-name="P13"><text:span text:style-name="T3">Crypt1 Data in POST Data field named </text:span><text:span text:style-name="T1">crypt_data1</text:span><text:span text:style-name="T3"> in Base64 Encoded Format</text:span></text:p>
        </text:list-item>
        <text:list-item>
          <text:p text:style-name="P13"><text:span text:style-name="T3">Crypt2 Data in POST Data field named </text:span><text:span text:style-name="T1">crypt_data2</text:span><text:span text:style-name="T3"> in Base64 Encoded Format</text:span></text:p>
        </text:list-item>
        <text:list-item>
          <text:p text:style-name="P13"><text:span text:style-name="T3">Crypt3 Data in POST Data field named </text:span><text:span text:style-name="T1">crypt_data3</text:span><text:span text:style-name="T3"> in Base64 Encoded Format</text:span></text:p>
        </text:list-item>
        <text:list-item>
          <text:p text:style-name="P13"><text:span text:style-name="T3">Transaction SHA Hash Data in POST Data field named </text:span><text:span text:style-name="T1">hash</text:span></text:p>
        </text:list-item>
        <text:list-item>
          <text:p text:style-name="P13"><text:span text:style-name="T3">Transaction Attribute Data in POST Data field named </text:span><text:span text:style-name="T1">attribute</text:span></text:p>
        </text:list-item>
        <text:list-item>
          <text:p text:style-name="P12">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7"/>
      <text:p text:style-name="Standard"/>
      <text:p text:style-name="P4">Status Actions</text:p>
      <text:p text:style-name="P1">Action</text:p>
      <text:p text:style-name="Standard">tk_hash_status</text:p>
      <text:p text:style-name="Standard"/>
      <text:p text:style-name="P1">Parameters</text:p>
      <text:p text:style-name="P6">Hashcode in GET request</text:p>
      <text:p text:style-name="Standard"/>
      <text:p text:style-name="P1">Description</text:p>
      <text:p text:style-name="Standard">Returns TRUE if the Hashcode is valid for any type of usage and NULL if the Hashcode is invalid.</text:p>
      <text:p text:style-name="P9">Action</text:p>
      <text:p text:style-name="Standard">tk_trans_total</text:p>
      <text:p text:style-name="Standard"/>
      <text:p text:style-name="P1">Parameters</text:p>
      <text:list xml:id="list2302368346702624154" text:style-name="L3">
        <text:list-item>
          <text:p text:style-name="P15"><text:span text:style-name="T3">Total Transaction Cycles in GET request – </text:span><text:span text:style-name="T1">&amp;last=</text:span><text:span text:style-name="T3">&lt;whole Integer number&gt;</text:span></text:p>
        </text:list-item>
      </text:list>
      <text:list xml:id="list1853191483" text:continue-list="list1220681298081573988" text:style-name="L1">
        <text:list-item>
          <text:p text:style-name="P11"><text:span text:style-name="T1">&amp;last=</text:span>&lt;number&gt; Maximum value of 100 and minimum value of 1. Any values higher or lower than the range will be considered just 1</text:p>
        </text:list-item>
      </text:list>
      <text:p text:style-name="Standard"/>
      <text:p text:style-name="P1">Description</text:p>
      <text:p text:style-name="Standard">Returns how many transactions (standard and generation transactions) in string format.</text:p>
      <text:p text:style-name="Standard"/>
      <text:p text:style-name="Standard">Example Output Format</text:p>
      <text:p text:style-name="Standard">---TIMESTAMP=&lt;timestamp of transaction cycle&gt;</text:p>
      <text:p text:style-name="Standard">---NUM=&lt;number of transactions&gt;</text:p>
      <text:p text:style-name="Standard">---AMOUNT=&lt;total amount of transactions sum together&gt;---END</text:p>
      <text:p text:style-name="Standard"/>
      <text:p text:style-name="Standard"/>
      <text:p text:style-name="Standard">The newest transaction starts with 1 and others follow in order as 2,3,4 until the amounts being queries are complete.</text:p>
      <text:p text:style-name="Standard">Example output</text:p>
      <table:table table:name="Table2" table:style-name="Table2">
        <table:table-column table:style-name="Table2.A"/>
        <table:table-column table:style-name="Table2.B"/>
        <table:table-row>
          <table:table-cell table:style-name="Table2.A1" office:value-type="string">
            <text:p text:style-name="Standard">---TIMESTAMP1=1234567890</text:p>
            <text:p text:style-name="Standard">---NUM1=22</text:p>
            <text:p text:style-name="Standard">---AMOUNT1=155---END1</text:p>
          </table:table-cell>
          <table:table-cell table:style-name="Table2.B1" office:value-type="string">
            <text:p text:style-name="Standard">---TIMESTAMP2=1234567891</text:p>
            <text:p text:style-name="Standard">---NUM2=22</text:p>
            <text:p text:style-name="Standard">---AMOUNT2=155---END2</text:p>
          </table:table-cell>
        </table:table-row>
      </table:table>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OpenOffice.org/3.4.1$Unix OpenOffice.org_project/341m1$Build-9593</meta:generator>
    <dc:date>2013-04-25T21:49:36</dc:date>
    <dc:creator>NA NA</dc:creator>
    <meta:editing-duration>PT8H25M59S</meta:editing-duration>
    <meta:editing-cycles>32</meta:editing-cycles>
    <dc:title>Timekoin API Specfification</dc:title>
    <meta:document-statistic meta:table-count="2" meta:image-count="0" meta:object-count="0" meta:page-count="4" meta:paragraph-count="109" meta:word-count="929" meta:character-count="6075"/>
  </office:meta>
</office:document-meta>
</file>